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242a3" officeooo:paragraph-rsid="000242a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7995" officeooo:paragraph-rsid="0000d564" style:font-weight-asian="bold" style:font-weight-complex="bold"/>
    </style:style>
    <style:style style:name="P3" style:family="paragraph" style:parent-style-name="Standard">
      <style:text-properties officeooo:rsid="000113a8" officeooo:paragraph-rsid="0000d564"/>
    </style:style>
    <style:style style:name="P4" style:family="paragraph" style:parent-style-name="Standard">
      <style:text-properties fo:font-weight="bold" officeooo:rsid="00026068" officeooo:paragraph-rsid="00026068" style:font-weight-asian="bold" style:font-weight-complex="bold"/>
    </style:style>
    <style:style style:name="P5" style:family="paragraph" style:parent-style-name="Standard">
      <style:text-properties fo:font-style="normal" style:text-underline-style="none" fo:font-weight="bold" officeooo:rsid="000b4088" officeooo:paragraph-rsid="000b4088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none" fo:font-weight="bold" officeooo:rsid="000cf891" officeooo:paragraph-rsid="000cf891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style:text-underline-style="none" fo:font-weight="bold" officeooo:rsid="000ed7e3" officeooo:paragraph-rsid="000ed7e3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none" fo:font-weight="bold" officeooo:rsid="000fff14" officeooo:paragraph-rsid="000fff14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none" fo:font-weight="bold" officeooo:rsid="0011d857" officeooo:paragraph-rsid="0011d857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style:text-underline-style="none" fo:font-weight="normal" officeooo:rsid="000642df" officeooo:paragraph-rsid="000642df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0927c5" officeooo:paragraph-rsid="000927c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09f63b" officeooo:paragraph-rsid="0009f63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64503" officeooo:paragraph-rsid="0016450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rsid="000130d5" officeooo:paragraph-rsid="000130d5"/>
    </style:style>
    <style:style style:name="P15" style:family="paragraph" style:parent-style-name="Standard">
      <style:text-properties officeooo:rsid="000165ac" officeooo:paragraph-rsid="000165ac"/>
    </style:style>
    <style:style style:name="P16" style:family="paragraph" style:parent-style-name="Standard" style:list-style-name="L1">
      <style:text-properties fo:font-weight="bold" officeooo:rsid="000113a8" officeooo:paragraph-rsid="0000d564" style:font-weight-asian="bold" style:font-weight-complex="bold"/>
    </style:style>
    <style:style style:name="P17" style:family="paragraph" style:parent-style-name="Standard" style:list-style-name="L5">
      <style:text-properties fo:font-weight="bold" officeooo:rsid="00026068" officeooo:paragraph-rsid="00026068" style:font-weight-asian="bold" style:font-weight-complex="bold"/>
    </style:style>
    <style:style style:name="P18" style:family="paragraph" style:parent-style-name="Standard" style:list-style-name="L1">
      <style:text-properties fo:font-weight="normal" officeooo:rsid="000113a8" officeooo:paragraph-rsid="0000d564" style:font-weight-asian="normal" style:font-weight-complex="normal"/>
    </style:style>
    <style:style style:name="P19" style:family="paragraph" style:parent-style-name="Standard">
      <style:text-properties fo:font-weight="normal" officeooo:rsid="000130d5" officeooo:paragraph-rsid="000130d5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0165ac" officeooo:paragraph-rsid="000165ac" style:font-weight-asian="normal" style:font-weight-complex="normal"/>
    </style:style>
    <style:style style:name="P21" style:family="paragraph" style:parent-style-name="Standard">
      <style:text-properties fo:font-weight="normal" officeooo:rsid="000165ac" officeooo:paragraph-rsid="000165ac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026068" officeooo:paragraph-rsid="00026068" style:font-weight-asian="normal" style:font-weight-complex="normal"/>
    </style:style>
    <style:style style:name="P23" style:family="paragraph" style:parent-style-name="Standard" style:list-style-name="L1">
      <style:text-properties fo:font-style="italic" fo:font-weight="bold" officeooo:rsid="0002458a" officeooo:paragraph-rsid="0000d564" style:font-style-asian="italic" style:font-weight-asian="bold" style:font-style-complex="italic" style:font-weight-complex="bold"/>
    </style:style>
    <style:style style:name="P24" style:family="paragraph" style:parent-style-name="Standard" style:list-style-name="L1">
      <style:text-properties style:text-underline-style="solid" style:text-underline-width="auto" style:text-underline-color="font-color" fo:font-weight="bold" officeooo:rsid="000113a8" officeooo:paragraph-rsid="0000d564" style:font-weight-asian="bold" style:font-weight-complex="bold"/>
    </style:style>
    <style:style style:name="P25" style:family="paragraph" style:parent-style-name="Standard" style:list-style-name="L2">
      <style:text-properties style:text-underline-style="solid" style:text-underline-width="auto" style:text-underline-color="font-color" fo:font-weight="bold" officeooo:rsid="0002c9c2" officeooo:paragraph-rsid="0000d564" style:font-weight-asian="bold" style:font-weight-complex="bold"/>
    </style:style>
    <style:style style:name="P26" style:family="paragraph" style:parent-style-name="Standard" style:list-style-name="L2">
      <style:text-properties style:text-underline-style="solid" style:text-underline-width="auto" style:text-underline-color="font-color" fo:font-weight="bold" officeooo:rsid="0005f421" officeooo:paragraph-rsid="0000d564" style:font-weight-asian="bold" style:font-weight-complex="bold"/>
    </style:style>
    <style:style style:name="P27" style:family="paragraph" style:parent-style-name="Standard" style:list-style-name="L2">
      <style:text-properties style:text-underline-style="solid" style:text-underline-width="auto" style:text-underline-color="font-color" fo:font-weight="bold" officeooo:rsid="0007e552" officeooo:paragraph-rsid="0000d564" style:font-weight-asian="bold" style:font-weight-complex="bold"/>
    </style:style>
    <style:style style:name="P28" style:family="paragraph" style:parent-style-name="Standard" style:list-style-name="L3">
      <style:text-properties style:text-underline-style="solid" style:text-underline-width="auto" style:text-underline-color="font-color" fo:font-weight="bold" officeooo:rsid="00089260" officeooo:paragraph-rsid="0000d564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089260" officeooo:paragraph-rsid="0000d564" style:font-weight-asian="bold" style:font-weight-complex="bold"/>
    </style:style>
    <style:style style:name="P30" style:family="paragraph" style:parent-style-name="Standard" style:list-style-name="L5">
      <style:text-properties style:text-underline-style="solid" style:text-underline-width="auto" style:text-underline-color="font-color" fo:font-weight="bold" officeooo:rsid="0003ed80" officeooo:paragraph-rsid="0003ed80" style:font-weight-asian="bold" style:font-weight-complex="bold"/>
    </style:style>
    <style:style style:name="P31" style:family="paragraph" style:parent-style-name="Standard" style:list-style-name="L5">
      <style:text-properties style:text-underline-style="solid" style:text-underline-width="auto" style:text-underline-color="font-color" fo:font-weight="bold" officeooo:rsid="00046b8e" officeooo:paragraph-rsid="00046b8e" style:font-weight-asian="bold" style:font-weight-complex="bold"/>
    </style:style>
    <style:style style:name="P32" style:family="paragraph" style:parent-style-name="Standard" style:list-style-name="L5">
      <style:text-properties style:text-underline-style="solid" style:text-underline-width="auto" style:text-underline-color="font-color" fo:font-weight="bold" officeooo:rsid="000642df" officeooo:paragraph-rsid="000642df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0130d5" officeooo:paragraph-rsid="0000d564" style:font-weight-asian="bold" style:font-weight-complex="bold"/>
    </style:style>
    <style:style style:name="P34" style:family="paragraph" style:parent-style-name="Standard">
      <style:text-properties style:text-underline-style="none" fo:font-weight="normal" officeooo:rsid="000113a8" officeooo:paragraph-rsid="0000d564" style:font-weight-asian="normal" style:font-weight-complex="normal"/>
    </style:style>
    <style:style style:name="P35" style:family="paragraph" style:parent-style-name="Standard" style:list-style-name="L2">
      <style:text-properties style:text-underline-style="none" fo:font-weight="normal" officeooo:rsid="00027995" officeooo:paragraph-rsid="0000d564" style:font-weight-asian="normal" style:font-weight-complex="normal"/>
    </style:style>
    <style:style style:name="P36" style:family="paragraph" style:parent-style-name="Standard" style:list-style-name="L2">
      <style:text-properties style:text-underline-style="none" fo:font-weight="normal" officeooo:rsid="0002c9c2" officeooo:paragraph-rsid="0000d564" style:font-weight-asian="normal" style:font-weight-complex="normal"/>
    </style:style>
    <style:style style:name="P37" style:family="paragraph" style:parent-style-name="Standard" style:list-style-name="L2">
      <style:text-properties style:text-underline-style="none" fo:font-weight="normal" officeooo:rsid="0006a466" officeooo:paragraph-rsid="0000d564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07e552" officeooo:paragraph-rsid="0000d564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089260" officeooo:paragraph-rsid="0000d564" style:font-weight-asian="normal" style:font-weight-complex="normal"/>
    </style:style>
    <style:style style:name="P40" style:family="paragraph" style:parent-style-name="Standard" style:list-style-name="L5">
      <style:text-properties style:text-underline-style="none" fo:font-weight="normal" officeooo:rsid="0003ed80" officeooo:paragraph-rsid="0003ed80" style:font-weight-asian="normal" style:font-weight-complex="normal"/>
    </style:style>
    <style:style style:name="P41" style:family="paragraph" style:parent-style-name="Standard" style:list-style-name="L5">
      <style:text-properties fo:font-style="normal" style:text-underline-style="none" fo:font-weight="normal" officeooo:rsid="000642df" officeooo:paragraph-rsid="000642df" style:font-style-asian="normal" style:font-weight-asian="normal" style:font-style-complex="normal" style:font-weight-complex="normal"/>
    </style:style>
    <style:style style:name="P42" style:family="paragraph" style:parent-style-name="Standard" style:list-style-name="L6">
      <style:text-properties fo:font-style="normal" style:text-underline-style="none" fo:font-weight="normal" officeooo:rsid="000927c5" officeooo:paragraph-rsid="000927c5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none" fo:font-weight="normal" officeooo:rsid="000b4088" officeooo:paragraph-rsid="000b4088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0ed7e3" officeooo:paragraph-rsid="000ed7e3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0fff14" officeooo:paragraph-rsid="000fff14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107564" officeooo:paragraph-rsid="00107564" style:font-style-asian="normal" style:font-weight-asian="normal" style:font-style-complex="normal" style:font-weight-complex="normal"/>
    </style:style>
    <style:style style:name="P47" style:family="paragraph" style:parent-style-name="Standard" style:list-style-name="L7">
      <style:text-properties fo:font-style="normal" style:text-underline-style="none" fo:font-weight="normal" officeooo:rsid="0013eebf" officeooo:paragraph-rsid="0013eebf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155d93" officeooo:paragraph-rsid="00155d93" style:font-style-asian="normal" style:font-weight-asian="normal" style:font-style-complex="normal" style:font-weight-complex="normal"/>
    </style:style>
    <style:style style:name="P49" style:family="paragraph" style:parent-style-name="Standard" style:list-style-name="L7">
      <style:text-properties fo:font-style="normal" style:text-underline-style="none" fo:font-weight="bold" officeooo:rsid="0011d857" officeooo:paragraph-rsid="0011d857" style:font-style-asian="normal" style:font-weight-asian="bold" style:font-style-complex="normal" style:font-weight-complex="bold"/>
    </style:style>
    <style:style style:name="P50" style:family="paragraph" style:parent-style-name="Standard" style:list-style-name="L7">
      <style:text-properties fo:font-style="normal" style:text-underline-style="none" fo:font-weight="bold" officeooo:rsid="0013eebf" officeooo:paragraph-rsid="0013eebf" style:font-style-asian="normal" style:font-weight-asian="bold" style:font-style-complex="normal" style:font-weight-complex="bold"/>
    </style:style>
    <style:style style:name="P51" style:family="paragraph" style:parent-style-name="Standard" style:list-style-name="L7">
      <style:text-properties fo:font-style="normal" style:text-underline-style="none" fo:font-weight="bold" officeooo:rsid="00155d93" officeooo:paragraph-rsid="00155d93" style:font-style-asian="normal" style:font-weight-asian="bold" style:font-style-complex="normal" style:font-weight-complex="bold"/>
    </style:style>
    <style:style style:name="P52" style:family="paragraph" style:parent-style-name="Standard" style:list-style-name="L8">
      <style:text-properties fo:font-style="normal" style:text-underline-style="none" fo:font-weight="bold" officeooo:rsid="00164503" officeooo:paragraph-rsid="00164503" style:font-style-asian="normal" style:font-weight-asian="bold" style:font-style-complex="normal" style:font-weight-complex="bold"/>
    </style:style>
    <style:style style:name="P53" style:family="paragraph" style:parent-style-name="Standard" style:list-style-name="L8">
      <style:text-properties fo:font-style="normal" style:text-underline-style="none" fo:font-weight="bold" officeooo:rsid="0016b845" officeooo:paragraph-rsid="0016b845" style:font-style-asian="normal" style:font-weight-asian="bold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6a466" style:font-weight-asian="normal" style:font-weight-complex="normal"/>
    </style:style>
    <style:style style:name="T4" style:family="text">
      <style:text-properties style:text-underline-style="none" fo:font-weight="normal" officeooo:rsid="00050719" style:font-weight-asian="normal" style:font-weight-complex="normal"/>
    </style:style>
    <style:style style:name="T5" style:family="text">
      <style:text-properties style:text-underline-style="none" officeooo:rsid="0005071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9d54" style:font-weight-asian="normal" style:font-weight-complex="normal"/>
    </style:style>
    <style:style style:name="T8" style:family="text">
      <style:text-properties fo:font-weight="normal" officeooo:rsid="00050719" style:font-weight-asian="normal" style:font-weight-complex="normal"/>
    </style:style>
    <style:style style:name="T9" style:family="text">
      <style:text-properties fo:font-weight="normal" officeooo:rsid="000f932c" style:font-weight-asian="normal" style:font-weight-complex="normal"/>
    </style:style>
    <style:style style:name="T10" style:family="text">
      <style:text-properties fo:font-weight="normal" officeooo:rsid="00124ee4" style:font-weight-asian="normal" style:font-weight-complex="normal"/>
    </style:style>
    <style:style style:name="T11" style:family="text">
      <style:text-properties fo:font-weight="normal" officeooo:rsid="0016b845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ce181e" style:text-underline-style="none" fo:font-weight="normal" officeooo:rsid="000434f7" style:font-weight-asian="normal" style:font-weight-complex="normal"/>
    </style:style>
    <style:style style:name="T17" style:family="text">
      <style:text-properties fo:color="#ce181e" style:text-underline-style="none" fo:font-weight="normal" officeooo:rsid="0006cc32" style:font-weight-asian="normal" style:font-weight-complex="normal"/>
    </style:style>
    <style:style style:name="T18" style:family="text">
      <style:text-properties officeooo:rsid="00179d5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7705c" style:font-weight-asian="bold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officeooo:rsid="000770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alidades de despacho de importação:</text:p>
      <text:list xml:id="list2604102753" text:style-name="L1">
        <text:list-item>
          <text:p text:style-name="P16">despacho para consumo<text:span text:style-name="T6">:</text:span></text:p>
          <text:list>
            <text:list-item>
              <text:p text:style-name="P18">aplicável às mercadorias nacionalizadas (entrada a título definitivo);</text:p>
            </text:list-item>
            <text:list-item>
              <text:p text:style-name="P23"><text:span text:style-name="T6">drawback</text:span><text:span text:style-name="T12">;</text:span></text:p>
            </text:list-item>
            <text:list-item>
              <text:p text:style-name="P23"><text:span text:style-name="T12">mercadorias que entram na ZFM, Amazônia Ocidental e ALCs </text:span><text:span text:style-name="T13">sem isenção</text:span><text:span text:style-name="T14"> (AMAFuBeb);</text:span></text:p>
            </text:list-item>
            <text:list-item>
              <text:p text:style-name="P23"><text:span text:style-name="T14">RPI e bagagem de viajantes a que se aplica regime de importação </text:span><text:span text:style-name="T13">comum</text:span><text:span text:style-name="T14">;</text:span></text:p>
            </text:list-item>
          </text:list>
        </text:list-item>
        <text:list-item>
          <text:p text:style-name="P16">despacho para admissão<text:span text:style-name="T6">:</text:span></text:p>
          <text:list>
            <text:list-item>
              <text:p text:style-name="P16"><text:span text:style-name="T6">aplicável aos regimes aduaneiros especiais (exceto </text:span><text:span text:style-name="T15">drawback</text:span><text:span text:style-name="T12">!);</text:span></text:p>
            </text:list-item>
          </text:list>
        </text:list-item>
        <text:list-item>
          <text:p text:style-name="P16">despacho de internação<text:span text:style-name="T6">:</text:span></text:p>
          <text:list>
            <text:list-item>
              <text:p text:style-name="P18">ZFM para outro ponto do território nacional;</text:p>
            </text:list-item>
            <text:list-item>
              <text:p text:style-name="P24"><text:span text:style-name="T6">literalidade</text:span><text:span text:style-name="T2"> da IN RFB 680 </text:span><text:span text:style-name="T1">não</text:span><text:span text:style-name="T2"> considera o despacho de internação como uma modalidade de despacho de importação. Pela literalidade da IN, existem apenas dois: despacho para consumo e despacho para admissão.</text:span></text:p>
            </text:list-item>
          </text:list>
        </text:list-item>
      </text:list>
      <text:p text:style-name="P34"/>
      <text:p text:style-name="P2"><text:span text:style-name="T1">DI</text:span><text:span text:style-name="T2">:</text:span></text:p>
      <text:list xml:id="list1681049704" text:style-name="L2">
        <text:list-item>
          <text:p text:style-name="P35">base para despacho de importação;</text:p>
        </text:list-item>
        <text:list-item>
          <text:p text:style-name="P35">deve conter:</text:p>
          <text:list>
            <text:list-item>
              <text:p text:style-name="P35">identificação do importador;</text:p>
            </text:list-item>
            <text:list-item>
              <text:p text:style-name="P35">identificação, classificação, valor aduaneiro e origem da mercadoria;</text:p>
            </text:list-item>
            <text:list-item>
              <text:p text:style-name="P36">RFB pode indicar outras;</text:p>
            </text:list-item>
          </text:list>
        </text:list-item>
        <text:list-item>
          <text:p text:style-name="P36">instruída com:</text:p>
          <text:list>
            <text:list-item>
              <text:p text:style-name="P25"><text:span text:style-name="T2">conhecimento de carga original, ou documento equivalente; </text:span><text:span text:style-name="T16">[materializa o contrato de frete internacional]</text:span></text:p>
            </text:list-item>
            <text:list-item>
              <text:p text:style-name="P25"><text:span text:style-name="T2">fatura comercial original, assinada pelo exportador; </text:span><text:span text:style-name="T16">[comprova a transação comercial]</text:span></text:p>
            </text:list-item>
            <text:list-item>
              <text:p text:style-name="P25"><text:span text:style-name="T2">romaneio de carga, quando aplicável; </text:span><text:span text:style-name="T17">[RA não o exige, apenas a IN o faz]</text:span></text:p>
            </text:list-item>
            <text:list-item>
              <text:p text:style-name="P25"><text:span text:style-name="T2">outros, exigidos </text:span><text:span text:style-name="T6">exclusivamente</text:span><text:span text:style-name="T2"> em Acordos Internacionais ou legislação específica;</text:span></text:p>
            </text:list-item>
          </text:list>
        </text:list-item>
        <text:list-item>
          <text:p text:style-name="P26"><text:span text:style-name="T2">conhecimento de carga aéreo equipara-se à </text:span><text:span text:style-name="T6">fatura comercial</text:span><text:span text:style-name="T2"> </text:span><text:span text:style-name="T3">se indicar quantidade, espécie e valor das mercadorias</text:span><text:span text:style-name="T2">;</text:span></text:p>
        </text:list-item>
        <text:list-item>
          <text:p text:style-name="P37">se autenticadas pelo exportador, fatura comercial com rasura, emenda ou ressalva poderá ser considerada válida;</text:p>
        </text:list-item>
        <text:list-item>
          <text:p text:style-name="P27"><text:span text:style-name="T2">agrupamento em uma </text:span><text:span text:style-name="T1">única DI</text:span><text:span text:style-name="T2">:</text:span></text:p>
          <text:list>
            <text:list-item>
              <text:p text:style-name="P27"><text:span text:style-name="T1">NÃO PODE</text:span><text:span text:style-name="T2"> → 1 mercadoria do exterior + 1 mercadoria já no País;</text:span></text:p>
            </text:list-item>
            <text:list-item>
              <text:p text:style-name="P27"><text:span text:style-name="T1">PODE</text:span><text:span text:style-name="T2"> → 2 mercadorias no exterior, sendo 1 p/ despacho p/ consumo e outra p/ admissão temporária ou a ser reimportada.</text:span></text:p>
            </text:list-item>
          </text:list>
        </text:list-item>
      </text:list>
      <text:p text:style-name="P38"/>
      <text:p text:style-name="P39">O despacho para importação deverá ser iniciado em:</text:p>
      <text:list xml:id="list1886693655" text:style-name="L3">
        <text:list-item>
          <text:p text:style-name="P28"><text:span text:style-name="T1">90 dias</text:span><text:span text:style-name="T2"> do recebimento do aviso de chegada da remessa postal;</text:span></text:p>
        </text:list-item>
        <text:list-item>
          <text:p text:style-name="P28"><text:span text:style-name="T1">90 dias da descarga</text:span><text:span text:style-name="T2"> em recinto alfandegado de zona </text:span><text:span text:style-name="T6">primária</text:span><text:span text:style-name="T2">;</text:span></text:p>
        </text:list-item>
        <text:list-item>
          <text:p text:style-name="P28"><text:span text:style-name="T1">45 dias</text:span><text:span text:style-name="T2"> após o prazo de permanência em recinto alfandegado de zona </text:span><text:span text:style-name="T6">secundária</text:span><text:span text:style-name="T2">.</text:span></text:p>
        </text:list-item>
      </text:list>
      <text:p text:style-name="P29"><text:span text:style-name="T2"/></text:p>
      <text:p text:style-name="P33"><text:span text:style-name="T2">Canal verde → desembaraço aduaneiro automático.</text:span></text:p>
      <text:p text:style-name="P14">Demais canais → parte-se para a <text:span text:style-name="T19">conferência aduaneira</text:span><text:span text:style-name="T6">.</text:span></text:p>
      <text:p text:style-name="P19"/>
      <text:p text:style-name="P15"><text:span text:style-name="T19">Conferência aduaneira </text:span><text:span text:style-name="T6">pode ser feita em zona primária ou secundária.</text:span></text:p>
      <text:p text:style-name="P15"><text:span text:style-name="T19">Conferência aduaneira </text:span><text:span text:style-name="T6">na zona secundária poderá ocorrer:</text:span></text:p>
      <text:list xml:id="list23252233" text:style-name="L4">
        <text:list-item>
          <text:p text:style-name="P20"><text:soft-page-break/>em recintos alfandegados (portos secos);</text:p>
        </text:list-item>
        <text:list-item>
          <text:p text:style-name="P20">no estabelecimento do importador; ou</text:p>
        </text:list-item>
        <text:list-item>
          <text:p text:style-name="P20">excepcionalmente em outros locais, com prévia anuência da autoridade aduaneira.</text:p>
        </text:list-item>
      </text:list>
      <text:p text:style-name="P21"/>
      <text:p text:style-name="P4"><text:span text:style-name="T6">Procedimentos da </text:span>conferência aduaneira<text:span text:style-name="T6">:</text:span></text:p>
      <text:list xml:id="list2585555613" text:style-name="L5">
        <text:list-item>
          <text:p text:style-name="P17"><text:span text:style-name="T22">inspeção documental</text:span><text:span text:style-name="T6">:</text:span></text:p>
          <text:list>
            <text:list-item>
              <text:p text:style-name="P22">integridade dos documentos;</text:p>
            </text:list-item>
            <text:list-item>
              <text:p text:style-name="P22">exatidão e correspondência das informações na DI com aquelas que a instrui;</text:p>
            </text:list-item>
            <text:list-item>
              <text:p text:style-name="P22">cumprimento de requisitos de ordem legal ou regulamentar relativos a regimes aduaneiros e tributação solicitados;</text:p>
            </text:list-item>
            <text:list-item>
              <text:p text:style-name="P22">mérito de benefício fiscal pleiteado;</text:p>
            </text:list-item>
            <text:list-item>
              <text:p text:style-name="P22">descrição da mercadoria, para verificar sua correta classificação fiscal;</text:p>
            </text:list-item>
          </text:list>
        </text:list-item>
        <text:list-item>
          <text:p text:style-name="P30"><text:span text:style-name="T6">verificação física</text:span><text:span text:style-name="T2">:</text:span></text:p>
          <text:list>
            <text:list-item>
              <text:p text:style-name="P40">identificar e quantificar mercadoria;</text:p>
            </text:list-item>
            <text:list-item>
              <text:p text:style-name="P40">obter elementos para sua classificação fiscal, origem e estado (novo/usado);</text:p>
            </text:list-item>
            <text:list-item>
              <text:p text:style-name="P40">verificar adequação às normas técnicas;</text:p>
            </text:list-item>
            <text:list-item>
              <text:p text:style-name="P31"><text:span text:style-name="T1">AFRFB</text:span><text:span text:style-name="T2"> é a autoridade competente para realizá-la, mas também é possível, sob sua supervisão, que seja feita por servidor integrante da Carreira de Auditoria da RFB, na presença do viajante, do importador ou de seus representantes. </text:span><text:span text:style-name="T4">No caso de mercadoria depositada em </text:span><text:span text:style-name="T8">recinto alfandegado</text:span><text:span text:style-name="T4">, a verificação pode ser feita na presença do </text:span><text:span text:style-name="T5">depositário ou seus prepostos</text:span><text:span text:style-name="T4">, </text:span><text:span text:style-name="T8">dispensada</text:span><text:span text:style-name="T4"> a presença do importador;</text:span></text:p>
            </text:list-item>
            <text:list-item>
              <text:p text:style-name="P32"><text:span text:style-name="T4">f</text:span><text:span text:style-name="T2">ormas de verificação física:</text:span></text:p>
              <text:list>
                <text:list-item>
                  <text:p text:style-name="P41">amostragem;</text:p>
                </text:list-item>
                <text:list-item>
                  <text:p text:style-name="P41">com auxílio de assistência técnica;</text:p>
                </text:list-item>
                <text:list-item>
                  <text:p text:style-name="P41">uso de relatório e termos de verificação lavrados pela autoridade aduaneira do país exportador;</text:p>
                </text:list-item>
                <text:list-item>
                  <text:p text:style-name="P41">uso de relatório e termos de verificação de outras autoridades, no licenciamento das importações;</text:p>
                </text:list-item>
                <text:list-item>
                  <text:p text:style-name="P41">uso de registros de imagens das mercadorias, obtidos por câmeras ou outros equipamentos não invasivos.</text:p>
                </text:list-item>
              </text:list>
            </text:list-item>
          </text:list>
        </text:list-item>
      </text:list>
      <text:p text:style-name="P10"/>
      <text:p text:style-name="P10">No curso do despacho aduaneiro, a fiscalização poderá impor exigências ao importador (via SISCOMEX), sendo então o despacho <text:span text:style-name="T19">interrompido </text:span><text:span text:style-name="T20">até que sejam cumpridas</text:span><text:span text:style-name="T23">. Casos de interrupção:</text:span></text:p>
      <text:list xml:id="list3900016245" text:style-name="L6">
        <text:list-item>
          <text:p text:style-name="P42">não apresentação de documentos exigidos, <text:span text:style-name="T21">desde que indispensáveis</text:span> ao prosseguimento do despacho;</text:p>
        </text:list-item>
        <text:list-item>
          <text:p text:style-name="P42">não comparecimento do importador para assistir à verificação da mercadoria, <text:span text:style-name="T21">desde que obrigatória</text:span> sua presença.</text:p>
        </text:list-item>
      </text:list>
      <text:p text:style-name="P11"/>
      <text:p text:style-name="P12">Se despacho for interrompido, inicia-se contagem de <text:span text:style-name="T19">60 dias</text:span> para caracterização de <text:span text:style-name="T19">abandono de mercadoria</text:span>. Ocorrendo o abandono, inicia-se o <text:span text:style-name="T19">processo de pena de perdimento</text:span>.</text:p>
      <text:p text:style-name="P12"/>
      <text:p text:style-name="P5">Retificação da DI<text:span text:style-name="T6"> → pode ocorrer até mesmo após o desembaraço aduaneiro (de ofício ou por iniciativa do próprio importador).</text:span></text:p>
      <text:p text:style-name="P43"/>
      <text:p text:style-name="P6"><text:span text:style-name="T6">Mala diplomática/consular → inviolabilidade</text:span> absoluta<text:span text:style-name="T6">, </text:span><text:span text:style-name="T21">não</text:span><text:span text:style-name="T6"> se sujeita a despacho de importação.</text:span></text:p>
      <text:p text:style-name="P7"><text:soft-page-break/><text:span text:style-name="T6">Bagagem do diplomata → inviolabilidade </text:span>relativa<text:span text:style-name="T6">, sujeita-se a despacho de importação, mas em geral</text:span> não<text:span text:style-name="T6"> se submete a inspeção física </text:span><text:span text:style-name="T9">(exceto se há fundadas razõas de importação proibida ou uso diverso ao previsto em normas internacionais)</text:span><text:span text:style-name="T6">.</text:span></text:p>
      <text:p text:style-name="P44"/>
      <text:p text:style-name="P8"><text:span text:style-name="T6">Mercadoria cuja </text:span>exigência de CT esteja pendente de atendimento<text:span text:style-name="T6"> → </text:span>não<text:span text:style-name="T6"> será desembaraçada, salvo autorização do Ministro da Fazenda, mediante </text:span><text:span text:style-name="T22">prestação de garantia</text:span><text:span text:style-name="T6">.</text:span></text:p>
      <text:p text:style-name="P45"/>
      <text:p text:style-name="P46">Comprovação do pagamento do AFRMM e do ICMS → condição para a entrega da mercadoria.</text:p>
      <text:p text:style-name="P46"/>
      <text:p text:style-name="P9">Cancelamento da DI<text:span text:style-name="T6">:</text:span></text:p>
      <text:list xml:id="list4039806690" text:style-name="L7">
        <text:list-item>
          <text:p text:style-name="P49"><text:span text:style-name="T6">por autoridade aduaneira, de ofício ou a pedido </text:span><text:span text:style-name="T10">fundamentado </text:span><text:span text:style-name="T6">do importador;</text:span></text:p>
        </text:list-item>
        <text:list-item>
          <text:p text:style-name="P50">não<text:span text:style-name="T6"> ocorrerá quando:</text:span></text:p>
          <text:list>
            <text:list-item>
              <text:p text:style-name="P47">houver indícios de infração aduaneira, enquanto não concluída sua apuração;</text:p>
            </text:list-item>
            <text:list-item>
              <text:p text:style-name="P47">se tratar de mercadoria objeto de pena de perdimento;</text:p>
            </text:list-item>
          </text:list>
        </text:list-item>
        <text:list-item>
          <text:p text:style-name="P51">não<text:span text:style-name="T6"> exime o importador da responsabilidade por infrações.</text:span></text:p>
        </text:list-item>
      </text:list>
      <text:p text:style-name="P48"/>
      <text:p text:style-name="P13">Despachos de importação feitos <text:span text:style-name="T19">fora </text:span>do SISCOMEX:</text:p>
      <text:list xml:id="list2504370016" text:style-name="L8">
        <text:list-item>
          <text:p text:style-name="P52">DSI-Formulário<text:span text:style-name="T6"> → </text:span><text:span text:style-name="T11">amostras sem valor comercial; bens importados por PF, sem finalidade comercial, de valor não superior a US$ 500;</text:span></text:p>
        </text:list-item>
        <text:list-item>
          <text:p text:style-name="P53">DIRE<text:span text:style-name="T6"> → pelo Sistema REMESSA;</text:span></text:p>
        </text:list-item>
        <text:list-item>
          <text:p text:style-name="P53">NTS<text:span text:style-name="T6"> (Nota de Tributação Simplificada) → RPI, a PF ou PJ, de até US$ 500;</text:span></text:p>
        </text:list-item>
        <text:list-item>
          <text:p text:style-name="P53">Urna Funerária →<text:span text:style-name="T18"> </text:span><text:span text:style-name="T7">caráter prioritário e rito sumário (deve conter os restos mortais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42a3" officeooo:paragraph-rsid="000242a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Controle aduaneiro, procedimentos gerais de importação e exportação, casos especiais de importação e exportação, revisão aduaneira, atividades relacionadas aos serviços aduaneiro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9T16:31:45.789000000</dc:date>
    <meta:editing-duration>PT2M8S</meta:editing-duration>
    <meta:editing-cycles>4</meta:editing-cycles>
    <meta:document-statistic meta:table-count="0" meta:image-count="0" meta:object-count="0" meta:page-count="3" meta:paragraph-count="77" meta:word-count="883" meta:character-count="5731" meta:non-whitespace-character-count="4983"/>
  </office:meta>
</office:document-meta>
</file>